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f you have any kind of question, work enquire or you just simply want to say "HI", you can drop me an email at the following address<text:s/></text:span><text:span text:style-name="T2">hi(at)dedudel(dot)com<text:s/></text:span><text:span text:style-name="T3">or use the form below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